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10%"/>
      <style:text-properties fo:color="#5b9bd5" fo:font-size="10pt" officeooo:rsid="00102151" officeooo:paragraph-rsid="00102151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24pt" officeooo:rsid="00102151" officeooo:paragraph-rsid="00102151" style:font-size-asian="24pt" style:font-size-complex="24pt"/>
    </style:style>
    <style:style style:name="P4" style:family="paragraph" style:parent-style-name="Standard">
      <style:text-properties fo:font-size="20pt" style:font-size-asian="20pt" style:font-size-complex="20pt"/>
    </style:style>
    <style:style style:name="P5" style:family="paragraph" style:parent-style-name="Standard">
      <style:text-properties fo:font-size="12pt" style:font-size-asian="12pt" style:font-size-complex="12pt"/>
    </style:style>
    <style:style style:name="P6" style:family="paragraph" style:parent-style-name="Standard" style:master-page-name="Standard">
      <style:paragraph-properties style:page-number="auto"/>
    </style:style>
    <style:style style:name="P7" style:family="paragraph" style:parent-style-name="List_20_Paragraph" style:list-style-name="WWNum1">
      <style:text-properties fo:font-size="12pt" style:font-size-asian="12pt" style:font-size-complex="12pt"/>
    </style:style>
    <style:style style:name="P8" style:family="paragraph" style:parent-style-name="List_20_Paragraph" style:list-style-name="WWNum3">
      <style:text-properties fo:font-size="12pt" style:font-size-asian="12pt" style:font-size-complex="12pt"/>
    </style:style>
    <style:style style:name="P9" style:family="paragraph" style:parent-style-name="List_20_Paragraph" style:list-style-name="WWNum1">
      <style:text-properties fo:font-size="12pt" officeooo:rsid="0010a0a8" officeooo:paragraph-rsid="0010a0a8" style:font-size-asian="12pt" style:font-size-complex="12pt"/>
    </style:style>
    <style:style style:name="P10" style:family="paragraph" style:parent-style-name="List_20_Paragraph" style:list-style-name="WWNum3">
      <style:text-properties fo:font-size="12pt" officeooo:rsid="0011c3da" officeooo:paragraph-rsid="0011c3da" style:font-size-asian="12pt" style:font-size-complex="12pt"/>
    </style:style>
    <style:style style:name="P11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1c3da" style:font-size-asian="12pt" style:font-size-complex="1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officeooo:rsid="00128cb0" style:font-size-asian="18pt" style:font-size-complex="18pt"/>
    </style:style>
    <style:style style:name="T5" style:family="text">
      <style:text-properties fo:font-size="18pt" officeooo:rsid="00138a61" style:font-size-asian="18pt" style:font-size-complex="18pt"/>
    </style:style>
    <style:style style:name="T6" style:family="text">
      <style:text-properties style:text-position="super 58%" fo:font-size="12pt" style:font-size-asian="12pt" style:font-size-complex="12pt"/>
    </style:style>
    <style:style style:name="T7" style:family="text">
      <style:text-properties officeooo:rsid="00102350"/>
    </style:style>
    <style:style style:name="T8" style:family="text">
      <style:text-properties officeooo:rsid="00128cb0"/>
    </style:style>
    <style:style style:name="gr1" style:family="graphic">
      <style:graphic-properties draw:stroke="solid" svg:stroke-width="0.044cm" svg:stroke-color="#747070" draw:stroke-linejoin="round" draw:fill="none" draw:textarea-horizontal-align="center" draw:textarea-vertical-align="middle" fo:padding-top="0.021cm" fo:padding-bottom="0.021cm" fo:padding-left="0.021cm" fo:padding-right="0.021cm" style:run-through="background" style:wrap="run-through" style:number-wrapped-paragraphs="no-limit" style:vertical-pos="middle" style:vertical-rel="page" style:horizontal-pos="center" style:horizontal-rel="page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Réalité virtuelle</text:p>
      <text:p text:style-name="P3">Kinect-Painter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oft-page-break/>I - Autorisation de publication </text:p>
      <text:p text:style-name="Standard"/>
      <text:p text:style-name="Standard"/>
      <text:p text:style-name="P5">Nous autorisons la diffusions de ce rapport sur l’intranet de l’Institut Universitaire et Technologique de l’Université d’Auvergn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oft-page-break/>II - Remerciements</text:p>
      <text:p text:style-name="Standard"/>
      <text:p text:style-name="P5">Nous tenons à remercier no<text:span text:style-name="T7">tre </text:span>tuteur Mr. <text:span text:style-name="T7">Chevaldonnée</text:span> pour toute l’aide qu’il nous <text:span text:style-name="T7">a </text:span>apporté mais aussi pour les différents conseils qu’il <text:span text:style-name="T7">a</text:span> pu nous donner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oft-page-break/>III - Sommaire</text:p>
      <text:p text:style-name="Standard"/>
      <text:p text:style-name="Standard"/>
      <text:list xml:id="list8402467723669999874" text:style-name="WWNum1">
        <text:list-item>
          <text:p text:style-name="P7">Autorisation de publication </text:p>
        </text:list-item>
        <text:list-item>
          <text:p text:style-name="P7">Remerciements</text:p>
        </text:list-item>
        <text:list-item>
          <text:p text:style-name="P7">Sommaire</text:p>
        </text:list-item>
        <text:list-item>
          <text:p text:style-name="P7">Introduction </text:p>
          <text:list>
            <text:list-item>
              <text:p text:style-name="P7">Présentation du projet</text:p>
            </text:list-item>
            <text:list-item>
              <text:p text:style-name="P7">Présentation de l’équipe</text:p>
            </text:list-item>
          </text:list>
        </text:list-item>
        <text:list-item>
          <text:p text:style-name="P7">Développement</text:p>
          <text:list>
            <text:list-item>
              <text:p text:style-name="P9">Helix</text:p>
            </text:list-item>
            <text:list-item>
              <text:p text:style-name="P9">Posture</text:p>
            </text:list-item>
            <text:list-item>
              <text:p text:style-name="P9">Dessin</text:p>
            </text:list-item>
          </text:list>
        </text:list-item>
        <text:list-item>
          <text:p text:style-name="P7">Bilan Technique</text:p>
        </text:list-item>
        <text:list-item>
          <text:p text:style-name="P7">Conclusion</text:p>
        </text:list-item>
        <text:list-item>
          <text:p text:style-name="P7">Summary</text:p>
        </text:list-item>
        <text:list-item>
          <text:p text:style-name="P7">Bibliographie</text:p>
        </text:list-item>
        <text:list-item>
          <text:p text:style-name="P7">Lexique</text:p>
        </text:list-item>
        <text:list-item>
          <text:p text:style-name="P7">Annexes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IV - Introduction</text:p>
      <text:p text:style-name="Standard"/>
      <text:p text:style-name="Standard"><text:soft-page-break/><text:tab/><text:span text:style-name="T3">A. Présentation du Projet </text:span></text:p>
      <text:p text:style-name="Standard"/>
      <text:p text:style-name="Standard"/>
      <text:p text:style-name="Standard"><text:tab/><text:span text:style-name="T3">B. Présentation de l’équipe</text:span></text:p>
      <text:p text:style-name="Standard"/>
      <text:p text:style-name="Standard"><text:tab/><text:span text:style-name="T1">Pour réaliser ce projet, nous étions une équipe de </text:span><text:span text:style-name="T2">3</text:span><text:span text:style-name="T1"> personnes, </text:span><text:span text:style-name="T2">deux étant</text:span><text:span text:style-name="T1"> issues de la filière SI </text:span><text:span text:style-name="T2">et une issue de la filière GI </text:span><text:span text:style-name="T1">du DUT informatique de l’Université d’Auvergne. Cette équipe était composé de: </text:span></text:p>
      <text:list xml:id="list2901633669450126580" text:style-name="WWNum3">
        <text:list-item>
          <text:p text:style-name="P10">CHAMBERLAND Grégoire</text:p>
        </text:list-item>
        <text:list-item>
          <text:p text:style-name="P10">DUCROS Alix</text:p>
        </text:list-item>
        <text:list-item>
          <text:p text:style-name="P8">DUFOUR Mathieu<text:tab/>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oft-page-break/>V. Developpement</text:p>
      <text:p text:style-name="Standard"><text:tab/><text:span text:style-name="T3">A. </text:span><text:bookmark text:name="_GoBack"/><text:span text:style-name="T4">Helix</text:span></text:p>
      <text:p text:style-name="Standard"><text:span text:style-name="T4"/></text:p>
      <text:p text:style-name="Standard"><text:span text:style-name="T4"><text:tab/></text:span><text:span text:style-name="T5">B. Posture</text:span></text:p>
      <text:p text:style-name="Standard"><text:span text:style-name="T5"/></text:p>
      <text:p text:style-name="Standard"><text:span text:style-name="T5"><text:tab/>C. Dessin</text:span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SimSun" style:font-size-asian="11pt" style:language-asian="en" style:country-asian="US" style:font-name-complex="Calibri2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SimSun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ListLabel_20_1" style:display-name="ListLabel 1" style:family="text">
      <style:text-properties style:font-name-complex="Calibri2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-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79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4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1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89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2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49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6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3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3.75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4.39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66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32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8.20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47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42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2.01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28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10%"/>
      <style:text-properties fo:color="#5b9bd5" fo:font-size="10pt" officeooo:rsid="00102151" officeooo:paragraph-rsid="00102151" style:font-size-asian="10pt" style:font-size-complex="10pt"/>
    </style:style>
    <style:style style:name="MP2" style:family="paragraph">
      <style:paragraph-properties fo:text-align="center"/>
    </style:style>
    <style:style style:name="MP3" style:family="paragraph" style:parent-style-name="Footer">
      <style:paragraph-properties fo:text-align="center" style:justify-single-word="false"/>
    </style:style>
    <style:style style:name="Mgr1" style:family="graphic">
      <style:graphic-properties draw:stroke="solid" svg:stroke-width="0.044cm" svg:stroke-color="#747070" draw:stroke-linejoin="round" draw:fill="none" draw:textarea-horizontal-align="center" draw:textarea-vertical-align="middle" fo:padding-top="0.021cm" fo:padding-bottom="0.021cm" fo:padding-left="0.021cm" fo:padding-right="0.021cm" style:run-through="background" style:wrap="run-through" style:number-wrapped-paragraphs="no-limit" style:vertical-pos="middle" style:vertical-rel="page" style:horizontal-pos="center" style:horizontal-rel="page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rect text:anchor-type="paragraph" draw:z-index="6" draw:name="Rectangle 222" draw:style-name="Mgr1" draw:text-style-name="MP2" svg:width="20.314cm" svg:height="28.567cm" svg:x="0.344cm" svg:y="0.566cm"><text:p/></draw:rect>Kinect-Painter</text:p>
        <text:p text:style-name="Header"/>
      </style:header>
      <style:footer>
        <text:p text:style-name="MP3">Année 2013-2014 <text:s text:c="30"/>IUT d’Auvergne<text:tab/><text:tab/><text:page-number text:select-page="current">7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MSBYOD</dc:title>
    <meta:initial-creator>bibisson</meta:initial-creator>
    <meta:editing-cycles>16</meta:editing-cycles>
    <meta:creation-date>2014-02-24T21:31:00</meta:creation-date>
    <dc:date>2014-03-04T10:23:47.489000000</dc:date>
    <meta:editing-duration>PT4M14S</meta:editing-duration>
    <meta:generator>LibreOffice/4.1.4.2$Windows_x86 LibreOffice_project/0a0440ccc0227ad9829de5f46be37cfb6edcf72</meta:generator>
    <meta:document-statistic meta:table-count="0" meta:image-count="0" meta:object-count="0" meta:page-count="7" meta:paragraph-count="36" meta:word-count="166" meta:character-count="1077" meta:non-whitespace-character-count="923"/>
    <meta:user-defined meta:name="AppVersion">15.0000</meta:user-defined>
    <meta:user-defined meta:name="Company">Grizli77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